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3CB000003CB33107585E1D1CEAE.png" manifest:media-type="image/png"/>
  <manifest:file-entry manifest:full-path="Pictures/2000000700004B3C00004B3CB5A9581C96195263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1.299cm" svg:y="5.545cm">
          <draw:image xlink:href="Pictures/2000000700004B3C00004B3CB5A9581C96195263.svm" xlink:type="simple" xlink:show="embed" xlink:actuate="onLoad">
            <text:p/>
          </draw:image>
          <draw:image xlink:href="Pictures/10000200000003CB000003CB33107585E1D1CEA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0:59:35.238606135</meta:creation-date>
    <dc:date>2018-05-20T10:59:48.081208897</dc:date>
    <meta:editing-duration>PT1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